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6.824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849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4.919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4" table:default-cell-style-name="Default"/>
        <table:table-column table:style-name="co17" table:number-columns-repeated="765" table:default-cell-style-name="Default"/>
        <table:table-row table:style-name="ro1">
          <table:table-cell table:style-name="ce1" office:value-type="string">
            <text:p>Ответственный за ГПО каф. CHAIR_ABBR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Зав. кафедрой <text:s/>CHAIR_ABBR</text:p>
          </table:table-cell>
          <table:covered-table-cell table:style-name="ce7" office:value-type="string">
            <text:p>Зав. кафедрой <text:s/>CHAIR_ABBR</text:p>
          </table:covered-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>
            <text:p>_____________ <text:s text:c="3"/>GPO_CHIEF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table:number-columns-repeated="10"/>
          <table:table-cell/>
          <table:table-cell table:style-name="ce7"/>
          <table:table-cell table:number-columns-repeated="1012"/>
        </table:table-row>
        <table:table-row table:style-name="ro1">
          <table:table-cell table:style-name="ce2" table:number-columns-repeated="10"/>
          <table:table-cell table:style-name="ce7"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table:number-columns-spanned="15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9" table:style-name="ce2"/>
          <table:covered-table-cell table:number-columns-repeated="5"/>
          <table:table-cell table:number-columns-repeated="1009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Дипломы и призовые места во всероссийских конференциях и конкурсах по тематике ГПО.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5" office:value-type="string">
            <text:p>*Публикации в периодической печати</text:p>
          </table:table-cell>
          <table:table-cell table:style-name="ce5" office:value-type="string">
            <text:p>*Участие в выставк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Доклады на международных конференциях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t5</text:p>
          </table:table-cell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ce8" table:formula="of:=IF([.J7]+[.K7]=0; &quot;&quot;; [.J7]+[.K7])">
            <text:p/>
          </table:table-cell>
          <table:table-cell table:style-name="ce8" table:formula="of:=IF([.L7]=&quot;&quot;;&quot;&quot;;IF([.K7]&lt;11;&quot;неуд&quot;;IF([.L7]&lt;60;&quot;неуд&quot;;IF([.L7]&lt;70;&quot;удовл&quot;;IF([.L7]&lt;90;&quot;хор&quot;;&quot;отл&quot;)))))">
            <text:p/>
          </table:table-cell>
          <table:table-cell table:style-name="ce8" office:value-type="string">
            <text:p><text:s text:c="2"/></text:p>
          </table:table-cell>
          <table:table-cell table:style-name="ce9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1cm" fo:margin-top="1cm" fo:margin-bottom="1cm" fo:margin-left="1cm" fo:margin-right="1cm" style:shadow="none" style:scale-to="5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6T17:19:10</dc:date>
    <meta:print-date>2009-02-04T11:46:38</meta:print-date>
    <meta:editing-cycles>48</meta:editing-cycles>
    <meta:editing-duration>PT3H26M51S</meta:editing-duration>
    <dc:creator>bdn </dc:creator>
    <meta:document-statistic meta:table-count="1" meta:cell-count="36" meta:object-count="0"/>
    <meta:user-defined meta:name="Поле 1"/>
    <meta:user-defined meta:name="Поле 2"/>
    <meta:user-defined meta:name="Поле 3"/>
    <meta:user-defined meta:name="Поле 4"/>
  </office:meta>
</office:document-meta>
</file>